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 office:value-type="float" office:value="384400000">
            <text:p>384400000</text:p>
          </table:table-cell>
          <table:table-cell table:style-name="ce1" office:value-type="float" office:value="102000000">
            <text:p>1.02E+008</text:p>
          </table:table-cell>
          <table:table-cell table:formula="of:=([.B3]/[.A3])^3" office:value-type="float" office:value="0.018683161946232">
            <text:p>0.0186831619</text:p>
          </table:table-cell>
          <table:table-cell table:formula="of:=SQRT([.C3])" office:value-type="float" office:value="0.136686363424564">
            <text:p>0.1366863634</text:p>
          </table:table-cell>
          <table:table-cell table:formula="of:=[.B3]/[.A3]" office:value-type="float" office:value="0.265348595213319">
            <text:p>0.2653485952</text:p>
          </table:table-cell>
          <table:table-cell table:number-columns-repeated="5"/>
        </table:table-row>
        <table:table-row table:style-name="ro2">
          <table:table-cell office:value-type="float" office:value="384400000">
            <text:p>384400000</text:p>
          </table:table-cell>
          <table:table-cell table:style-name="ce1" office:value-type="float" office:value="202000000">
            <text:p>2.02E+008</text:p>
          </table:table-cell>
          <table:table-cell table:formula="of:=([.B4]/[.A4])^3" office:value-type="float" office:value="0.145112215033168">
            <text:p>0.145112215</text:p>
          </table:table-cell>
          <table:table-cell table:formula="of:=SQRT([.C4])" office:value-type="float" office:value="0.380935972353843">
            <text:p>0.3809359724</text:p>
          </table:table-cell>
          <table:table-cell table:formula="of:=[.B4]/[.A4]" office:value-type="float" office:value="0.525494276795005">
            <text:p>0.5254942768</text:p>
          </table:table-cell>
          <table:table-cell table:number-columns-repeated="5"/>
        </table:table-row>
        <table:table-row table:style-name="ro2">
          <table:table-cell office:value-type="float" office:value="384400000">
            <text:p>384400000</text:p>
          </table:table-cell>
          <table:table-cell table:style-name="ce1" office:value-type="float" office:value="302000000">
            <text:p>3.02E+008</text:p>
          </table:table-cell>
          <table:table-cell table:formula="of:=([.B5]/[.A5])^3" office:value-type="float" office:value="0.484920664796657">
            <text:p>0.4849206648</text:p>
          </table:table-cell>
          <table:table-cell table:formula="of:=SQRT([.C5])" office:value-type="float" office:value="0.696362452173189">
            <text:p>0.6963624522</text:p>
          </table:table-cell>
          <table:table-cell table:formula="of:=[.B5]/[.A5]" office:value-type="float" office:value="0.785639958376691">
            <text:p>0.7856399584</text:p>
          </table:table-cell>
          <table:table-cell table:number-columns-repeated="5"/>
        </table:table-row>
        <table:table-row table:style-name="ro2">
          <table:table-cell office:value-type="float" office:value="384400000">
            <text:p>384400000</text:p>
          </table:table-cell>
          <table:table-cell table:style-name="ce1" office:value-type="float" office:value="402000000">
            <text:p>4.02E+008</text:p>
          </table:table-cell>
          <table:table-cell table:formula="of:=([.B6]/[.A6])^3" office:value-type="float" office:value="1.14374187592806">
            <text:p>1.1437418759</text:p>
          </table:table-cell>
          <table:table-cell table:formula="of:=SQRT([.C6])" office:value-type="float" office:value="1.06945868360029">
            <text:p>1.0694586836</text:p>
          </table:table-cell>
          <table:table-cell table:formula="of:=[.B6]/[.A6]" office:value-type="float" office:value="1.04578563995838">
            <text:p>1.04578564</text:p>
          </table:table-cell>
          <table:table-cell table:number-columns-repeated="5"/>
        </table:table-row>
        <table:table-row table:style-name="ro2">
          <table:table-cell office:value-type="float" office:value="384400000">
            <text:p>384400000</text:p>
          </table:table-cell>
          <table:table-cell table:style-name="ce1" office:value-type="float" office:value="502000000">
            <text:p>5.02E+008</text:p>
          </table:table-cell>
          <table:table-cell table:formula="of:=([.B7]/[.A7])^3" office:value-type="float" office:value="2.22720921311875">
            <text:p>2.2272092131</text:p>
          </table:table-cell>
          <table:table-cell table:formula="of:=SQRT([.C7])" office:value-type="float" office:value="1.4923837352098">
            <text:p>1.4923837352</text:p>
          </table:table-cell>
          <table:table-cell table:formula="of:=[.B7]/[.A7]" office:value-type="float" office:value="1.30593132154006">
            <text:p>1.3059313215</text:p>
          </table:table-cell>
          <table:table-cell table:number-columns-repeated="5"/>
        </table:table-row>
        <table:table-row table:style-name="ro2">
          <table:table-cell table:number-columns-repeated="3"/>
          <table:table-cell table:formula="of:=1.5^2" office:value-type="float" office:value="2.25">
            <text:p>2.25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8]^(1/3)" office:value-type="float" office:value="1.31037069710445">
            <text:p>1.310370697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2">
          <table:table-cell office:value-type="float" office:value="0.52">
            <text:p>0.52</text:p>
          </table:table-cell>
          <table:table-cell office:value-type="float" office:value="149600000">
            <text:p>149600000</text:p>
          </table:table-cell>
          <table:table-cell table:formula="of:=[.B11]*[.A11]" office:value-type="float" office:value="77792000">
            <text:p>77792000</text:p>
          </table:table-cell>
          <table:table-cell table:formula="of:=[.C11]/300000" office:value-type="float" office:value="259.306666666667">
            <text:p>259.3066666667</text:p>
          </table:table-cell>
          <table:table-cell table:formula="of:=[.D11]/60" office:value-type="float" office:value="4.32177777777778">
            <text:p>4.321777777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table:formula="of:=[.A13]*[.A13]" office:value-type="float" office:value="5776">
            <text:p>5776</text:p>
          </table:table-cell>
          <table:table-cell table:formula="of:=[.B13]^(1/3)" office:value-type="float" office:value="17.94220143693">
            <text:p>17.9422014369</text:p>
          </table:table-cell>
          <table:table-cell table:formula="of:=[.C13]*[.B11]*1000" office:value-type="float" office:value="2684153334964.72">
            <text:p>2684153334964.7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" office:value-type="float" office:value="89000000000">
            <text:p>8.90E+010</text:p>
          </table:table-cell>
          <table:table-cell/>
          <table:table-cell table:formula="of:=[.C14]/[.D13]" office:value-type="float" office:value="0.0331575692195579">
            <text:p>0.0331575692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1-[.E14]" office:value-type="float" office:value="0.966842430780442">
            <text:p>0.9668424308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table:formula="of:=SQRT(2.6^(3))" office:value-type="float" office:value="4.19237402911525">
            <text:p>4.192374029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formula="of:=1-(1/[.B18])" office:value-type="float" office:value="0.761471664251522">
            <text:p>0.7614716643</text:p>
          </table:table-cell>
          <table:table-cell table:number-columns-repeated="8"/>
        </table:table-row>
        <table:table-row table:style-name="ro2">
          <table:table-cell/>
          <table:table-cell table:formula="of:=1/[.B20]" office:value-type="float" office:value="1.31324650272172">
            <text:p>1.3132465027</text:p>
          </table:table-cell>
          <table:table-cell table:formula="of:=[.B21]*365.25" office:value-type="float" office:value="479.663285119109">
            <text:p>479.6632851191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6"/>
          <table:table-cell table:formula="of:=LOG10(100)" office:value-type="float" office:value="2">
            <text:p>2</text:p>
          </table:table-cell>
          <table:table-cell table:number-columns-repeated="3"/>
        </table:table-row>
        <table:table-row table:style-name="ro2">
          <table:table-cell/>
          <table:table-cell table:formula="of:=(10.18-3.56+5*LOG10(150/1500))/(1500-150)" office:value-type="float" office:value="0.0012">
            <text:p>0.0012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table:formula="of:=4*1.67262178-6.64465675" office:value-type="float" office:value="0.04583037">
            <text:p>0.04583037</text:p>
          </table:table-cell>
          <table:table-cell table:formula="of:=[.B28]*10^(-27)" office:value-type="float" office:value="4.583037E-029">
            <text:p>4.583037E-029</text:p>
          </table:table-cell>
          <table:table-cell table:formula="of:=[.C28]*299792458*299792458" office:value-type="float" office:value="0.00000000000411902823809245">
            <text:p>4.11902823809245E-012</text:p>
          </table:table-cell>
          <table:table-cell table:formula="of:=[.D28]*10^(34)" office:value-type="float" office:value="4.11902823809245E+022">
            <text:p>41190282380924500000000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formula="of:=(800*3.0746 + 120*3.6373)/(920)" office:value-type="float" office:value="3.14799565217391">
            <text:p>3.1479956522</text:p>
          </table:table-cell>
          <table:table-cell table:number-columns-repeated="3"/>
          <table:table-cell office:value-type="string">
            <text:p>lambda</text:p>
          </table:table-cell>
          <table:table-cell office:value-type="string">
            <text:p>d</text:p>
          </table:table-cell>
          <table:table-cell office:value-type="string">
            <text:p>sin theta</text:p>
          </table:table-cell>
          <table:table-cell office:value-type="string">
            <text:p>asin</text:p>
          </table:table-cell>
          <table:table-cell office:value-type="string">
            <text:p>degree</text:p>
          </table:table-cell>
        </table:table-row>
        <table:table-row table:style-name="ro2">
          <table:table-cell/>
          <table:table-cell table:formula="of:=120*2.1/(920)" office:value-type="float" office:value="0.273913043478261">
            <text:p>0.2739130435</text:p>
          </table:table-cell>
          <table:table-cell table:number-columns-repeated="3"/>
          <table:table-cell table:formula="of:=588.997*10^(-6)" office:value-type="float" office:value="0.000588997">
            <text:p>0.000588997</text:p>
          </table:table-cell>
          <table:table-cell table:formula="of:=1/300" office:value-type="float" office:value="0.00333333333333333">
            <text:p>0.0033333333</text:p>
          </table:table-cell>
          <table:table-cell table:formula="of:=2*[.F32]/[.G32]" office:value-type="float" office:value="0.3533982">
            <text:p>0.3533982</text:p>
          </table:table-cell>
          <table:table-cell table:formula="of:=ASIN([.H32])" office:value-type="float" office:value="0.361201223384536">
            <text:p>0.3612012234</text:p>
          </table:table-cell>
          <table:table-cell table:formula="of:=DEGREES([.I32])" office:value-type="float" office:value="20.695305654896">
            <text:p>20.6953056549</text:p>
          </table:table-cell>
        </table:table-row>
        <table:table-row table:style-name="ro3">
          <table:table-cell/>
          <table:table-cell table:formula="of:=SQRT([.B31]*[.B31]+[.B32]*[.B32])" office:value-type="float" office:value="3.15989002680368">
            <text:p>3.1598900268</text:p>
          </table:table-cell>
          <table:table-cell table:number-columns-repeated="3"/>
          <table:table-cell table:style-name="ce3" table:formula="of:=589.594*10^(-6)" office:value-type="float" office:value="0.000589594">
            <text:p>0.000589594</text:p>
          </table:table-cell>
          <table:table-cell table:formula="of:=1/300" office:value-type="float" office:value="0.00333333333333333">
            <text:p>0.0033333333</text:p>
          </table:table-cell>
          <table:table-cell table:formula="of:=2*[.F33]/[.G33]" office:value-type="float" office:value="0.3537564">
            <text:p>0.3537564</text:p>
          </table:table-cell>
          <table:table-cell table:formula="of:=ASIN([.H33])" office:value-type="float" office:value="0.36158415899492">
            <text:p>0.361584159</text:p>
          </table:table-cell>
          <table:table-cell table:formula="of:=DEGREES([.I33])" office:value-type="float" office:value="20.7172462491963">
            <text:p>20.7172462492</text:p>
          </table:table-cell>
        </table:table-row>
        <table:table-row table:style-name="ro2">
          <table:table-cell/>
          <table:table-cell table:formula="of:=ATAN([.B32]/[.B31])" office:value-type="float" office:value="0.0867932886526774">
            <text:p>0.0867932887</text:p>
          </table:table-cell>
          <table:table-cell table:number-columns-repeated="7"/>
          <table:table-cell table:formula="of:=[.J33]-[.J32]" office:value-type="float" office:value="0.021940594300311">
            <text:p>0.0219405943</text:p>
          </table:table-cell>
        </table:table-row>
        <table:table-row table:style-name="ro2">
          <table:table-cell/>
          <table:table-cell table:formula="of:=DEGREES([.B34])" office:value-type="float" office:value="4.97288912985911">
            <text:p>4.9728891299</text:p>
          </table:table-cell>
          <table:table-cell table:number-columns-repeated="3"/>
          <table:table-cell table:formula="of:=AVERAGE([.F32:.F33])" office:value-type="float" office:value="0.0005892955">
            <text:p>0.0005892955</text:p>
          </table:table-cell>
          <table:table-cell table:number-columns-repeated="4"/>
        </table:table-row>
        <table:table-row table:style-name="ro2">
          <table:table-cell table:number-columns-repeated="5"/>
          <table:table-cell table:formula="of:=[.F33]-[.F32]" office:value-type="float" office:value="0.000000597000000000076">
            <text:p>0.000000597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 table:number-columns-repeated="3"/>
          <table:table-cell table:formula="of:=[.F35]/[.F36]" office:value-type="float" office:value="987.094639865872">
            <text:p>987.0946398659</text:p>
          </table:table-cell>
          <table:table-cell table:number-columns-repeated="4"/>
        </table:table-row>
        <table:table-row table:style-name="ro2">
          <table:table-cell table:number-columns-repeated="5"/>
          <table:table-cell table:formula="of:=[.F32]/[.F36]" office:value-type="float" office:value="986.594639865871">
            <text:p>986.5946398659</text:p>
          </table:table-cell>
          <table:table-cell table:number-columns-repeated="4"/>
        </table:table-row>
        <table:table-row table:style-name="ro2">
          <table:table-cell table:number-columns-repeated="5"/>
          <table:table-cell table:formula="of:=[.F38]/2" office:value-type="float" office:value="493.297319932936">
            <text:p>493.2973199329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dlo </meta:initial-creator>
    <meta:creation-date>2014-06-12T23:00:13</meta:creation-date>
    <dc:date>2014-06-15T15:07:37</dc:date>
    <dc:creator>ridlo </dc:creator>
    <meta:editing-duration>P1DT3H8M38S</meta:editing-duration>
    <meta:editing-cycles>5</meta:editing-cycles>
    <meta:generator>LibreOffice/3.5$Linux_x86 LibreOffice_project/350m1$Build-2</meta:generator>
    <meta:document-statistic meta:table-count="3" meta:cell-count="75" meta:object-count="0"/>
    <meta:user-defined meta:name="qrichtext">1</meta:user-defined>
  </office:meta>
</office:document-meta>
</file>